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solid" draw:fill-color="#ffffff"/>
    </style:style>
    <style:style style:name="T1" style:family="text">
      <style:text-properties fo:font-size="15pt" style:font-size-asian="15pt" style:font-size-complex="15pt"/>
    </style:style>
    <style:style style:name="gr1" style:family="graphic">
      <style:graphic-properties svg:stroke-width="0.101cm" svg:stroke-color="#00000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svg:stroke-width="0.101cm" svg:stroke-color="#000000" draw:marker-start-width="0.499cm" draw:marker-end-width="0.499cm" draw:fill="solid" draw:fill-color="#ffffff" draw:textarea-horizontal-align="justify" draw:textarea-vertical-align="middle" draw:auto-grow-height="false" fo:min-height="1.265cm" fo:min-width="1.26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svg:stroke-width="0.101cm" svg:stroke-color="#000000" draw:marker-start-width="0.499cm" draw:marker-end-width="0.499cm" draw:fill="solid" draw:fill-color="#ffffff" draw:textarea-horizontal-align="justify" draw:textarea-vertical-align="middle" draw:auto-grow-height="false" fo:min-height="2.452cm" fo:min-width="4.71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1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1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0" style:family="graphic">
      <style:graphic-properties svg:stroke-width="0.101cm" svg:stroke-color="#000000" draw:marker-start-width="0.499cm" draw:marker-end-width="0.499cm" draw:fill="solid" draw:fill-color="#ffffff" draw:textarea-horizontal-align="justify" draw:textarea-vertical-align="middle" draw:auto-grow-height="false" fo:min-height="2.35cm" fo:min-width="4.8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width="0.101cm" svg:stroke-color="#000000" draw:marker-start-width="0.499cm" draw:marker-end-width="0.499cm" draw:fill="solid" draw:fill-color="#ffffff" draw:textarea-horizontal-align="justify" draw:textarea-vertical-align="middle" draw:auto-grow-height="false" fo:min-height="2.365cm" fo:min-width="4.49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width="0.101cm" svg:stroke-color="#000000" draw:marker-start-width="0.499cm" draw:marker-end-width="0.499cm" draw:fill="solid" draw:fill-color="#ffffff" draw:textarea-horizontal-align="justify" draw:textarea-vertical-align="middle" draw:auto-grow-height="false" fo:min-height="2.145cm" fo:min-width="4.23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svg:stroke-color="#000000" draw:marker-start-width="0.499cm" draw:marker-end-width="0.499cm" draw:fill="solid" draw:fill-color="#ffffff" draw:textarea-horizontal-align="justify" draw:textarea-vertical-align="middle" draw:auto-grow-height="false" fo:min-height="12.696cm" fo:min-width="20.46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01cm" svg:stroke-color="#000000" draw:marker-start-width="0.499cm" draw:marker-end-width="0.499cm" draw:fill="solid" draw:fill-color="#ffffff" draw:textarea-horizontal-align="justify" draw:textarea-vertical-align="middle" draw:auto-grow-height="false" fo:min-height="1.363cm" fo:min-width="1.36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Form1" draw:style-name="gr14" draw:text-style-name="P3" svg:width="1.925cm" svg:height="1.925cm" svg:x="0.355cm" svg:y="3.24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Form2" draw:style-name="gr1" draw:text-style-name="P1" svg:x1="1.316cm" svg:y1="5.172cm" svg:x2="1.316cm" svg:y2="7.721cm"><text:p/></draw:line><draw:line text:anchor-type="paragraph" draw:z-index="2" draw:name="Form3" draw:style-name="gr1" draw:text-style-name="P1" svg:x1="0.21cm" svg:y1="9.309cm" svg:x2="1.316cm" svg:y2="7.721cm"><text:p/></draw:line><draw:line text:anchor-type="paragraph" draw:z-index="3" draw:name="Form4" draw:style-name="gr1" draw:text-style-name="P1" svg:x1="2.494cm" svg:y1="9.406cm" svg:x2="1.316cm" svg:y2="7.721cm"><text:p/></draw:line><draw:line text:anchor-type="paragraph" draw:z-index="4" draw:name="Form5" draw:style-name="gr1" draw:text-style-name="P1" svg:x1="-0.127cm" svg:y1="6.158cm" svg:x2="2.736cm" svg:y2="6.133cm"><text:p/></draw:line><draw:custom-shape text:anchor-type="paragraph" draw:z-index="5" draw:name="Form6" draw:style-name="gr13" draw:text-style-name="P5" svg:width="20.566cm" svg:height="12.796cm" svg:x="5.502cm" svg:y="-0.841cm"><text:p/><draw:enhanced-geometry svg:viewBox="0 0 21600 21600" draw:type="rectangle" draw:enhanced-path="M 0 0 L 21600 0 21600 21600 0 21600 0 0 Z N"/></draw:custom-shape><draw:custom-shape text:anchor-type="paragraph" draw:z-index="6" draw:name="Form7" draw:style-name="gr12" draw:text-style-name="P5" svg:width="5.989cm" svg:height="3.031cm" svg:x="7.811cm" svg:y="0.6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name="Form8" draw:style-name="gr11" draw:text-style-name="P5" svg:width="6.351cm" svg:height="3.343cm" svg:x="7.643cm" svg:y="6.6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Form9" draw:style-name="gr10" draw:text-style-name="P5" svg:width="6.832cm" svg:height="3.32cm" svg:x="18.057cm" svg:y="0.57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9" draw:name="Form10" draw:style-name="gr1" draw:text-style-name="P1" svg:x1="3.288cm" svg:y1="4.089cm" svg:x2="7.066cm" svg:y2="2.766cm"><text:p/></draw:line><draw:line text:anchor-type="paragraph" draw:z-index="10" draw:name="Form11" draw:style-name="gr1" draw:text-style-name="P1" svg:x1="6.488cm" svg:y1="2.478cm" svg:x2="7.067cm" svg:y2="2.766cm"><text:p/></draw:line><draw:line text:anchor-type="paragraph" draw:z-index="11" draw:name="Form12" draw:style-name="gr1" draw:text-style-name="P1" svg:x1="6.729cm" svg:y1="3.152cm" svg:x2="7.066cm" svg:y2="2.766cm"><text:p/></draw:line><draw:line text:anchor-type="paragraph" draw:z-index="12" draw:name="Form13" draw:style-name="gr1" draw:text-style-name="P1" svg:x1="3.216cm" svg:y1="7.216cm" svg:x2="7.257cm" svg:y2="8.202cm"><text:p/></draw:line><draw:line text:anchor-type="paragraph" draw:z-index="13" draw:name="Form14" draw:style-name="gr1" draw:text-style-name="P1" svg:x1="3.216cm" svg:y1="7.216cm" svg:x2="3.216cm" svg:y2="7.817cm"><text:p/></draw:line><draw:line text:anchor-type="paragraph" draw:z-index="14" draw:name="Form15" draw:style-name="gr1" draw:text-style-name="P1" svg:x1="3.216cm" svg:y1="7.216cm" svg:x2="3.768cm" svg:y2="6.807cm"><text:p/></draw:line><draw:frame text:anchor-type="paragraph" draw:z-index="15" draw:name="Form16" draw:style-name="gr9" draw:text-style-name="P2" svg:width="1.516cm" svg:height="1.202cm" svg:x="0.811cm" svg:y="9.864cm"><draw:text-box><text:p><text:span text:style-name="T1">User</text:span></text:p></draw:text-box></draw:frame><draw:frame text:anchor-type="paragraph" draw:z-index="17" draw:name="Form18" draw:style-name="gr6" draw:text-style-name="P4" svg:width="4.402cm" svg:height="1.107cm" svg:x="19.308cm" svg:y="1.804cm"><draw:text-box><text:p>Starts Playing Main Game</text:p></draw:text-box></draw:frame><draw:frame text:anchor-type="paragraph" draw:z-index="18" draw:name="Form19" draw:style-name="gr7" draw:text-style-name="P4" svg:width="3.827cm" svg:height="1.011cm" svg:x="8.749cm" svg:y="7.985cm"><draw:text-box><text:p>Puts on Heart Sensors and asks questions</text:p></draw:text-box></draw:frame><draw:frame text:anchor-type="paragraph" draw:z-index="19" draw:name="Form20" draw:style-name="gr6" draw:text-style-name="P2" svg:width="4.162cm" svg:height="1.107cm" svg:x="5.694cm" svg:y="-0.577cm"><draw:text-box><text:p><text:span text:style-name="T1">Test Environment</text:span></text:p></draw:text-box></draw:frame><draw:custom-shape text:anchor-type="paragraph" draw:z-index="20" draw:name="Form21" draw:style-name="gr5" draw:text-style-name="P5" svg:width="6.663cm" svg:height="3.465cm" svg:x="18.609cm" svg:y="7.8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1" draw:name="Form22" draw:style-name="gr1" draw:text-style-name="P1" svg:x1="14.088cm" svg:y1="1.972cm" svg:x2="17.767cm" svg:y2="2.067cm"><text:p/></draw:line><draw:line text:anchor-type="paragraph" draw:z-index="22" draw:name="Form23" draw:style-name="gr1" draw:text-style-name="P1" svg:x1="17.528cm" svg:y1="1.61cm" svg:x2="17.768cm" svg:y2="2.067cm"><text:p/></draw:line><draw:line text:anchor-type="paragraph" draw:z-index="23" draw:name="Form24" draw:style-name="gr1" draw:text-style-name="P1" svg:x1="17.408cm" svg:y1="2.549cm" svg:x2="17.768cm" svg:y2="2.067cm"><text:p/></draw:line><draw:line text:anchor-type="paragraph" draw:z-index="24" draw:name="Form25" draw:style-name="gr1" draw:text-style-name="P1" svg:x1="21.616cm" svg:y1="3.897cm" svg:x2="21.785cm" svg:y2="7.626cm"><text:p/></draw:line><draw:line text:anchor-type="paragraph" draw:z-index="25" draw:name="Form26" draw:style-name="gr1" draw:text-style-name="P1" svg:x1="21.257cm" svg:y1="7.239cm" svg:x2="21.786cm" svg:y2="7.625cm"><text:p/></draw:line><draw:line text:anchor-type="paragraph" draw:z-index="26" draw:name="Form27" draw:style-name="gr1" draw:text-style-name="P1" svg:x1="22.41cm" svg:y1="7.192cm" svg:x2="21.786cm" svg:y2="7.626cm"><text:p/></draw:line><draw:frame text:anchor-type="paragraph" draw:z-index="27" draw:name="Form28" draw:style-name="gr4" draw:text-style-name="P4" svg:width="4.523cm" svg:height="1.463cm" svg:x="19.622cm" svg:y="8.708cm"><draw:text-box><text:p>In <text:s/>intervals plays Minigame simultaneously</text:p></draw:text-box></draw:frame><draw:frame text:anchor-type="paragraph" draw:z-index="16" draw:name="Form17" draw:style-name="gr8" draw:text-style-name="P4" svg:width="3.44cm" svg:height="1.95cm" svg:x="9.181cm" svg:y="1.298cm"><draw:text-box><text:p>Testplays every Minigame before starting the <text:s/>actual test</text:p></draw:text-box></draw:frame><draw:custom-shape text:anchor-type="paragraph" draw:z-index="28" draw:name="Form1" draw:style-name="gr3" draw:text-style-name="P3" svg:width="1.925cm" svg:height="1.925cm" svg:x="11.467cm" svg:y="12.22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9" draw:name="Form2" draw:style-name="gr1" draw:text-style-name="P1" svg:x1="12.404cm" svg:y1="14.147cm" svg:x2="12.404cm" svg:y2="16.696cm"><text:p/></draw:line><draw:line text:anchor-type="paragraph" draw:z-index="30" draw:name="Form5" draw:style-name="gr1" draw:text-style-name="P1" svg:x1="10.818cm" svg:y1="15.154cm" svg:x2="13.681cm" svg:y2="15.129cm"><text:p/></draw:line><draw:line text:anchor-type="paragraph" draw:z-index="31" draw:name="Form3" draw:style-name="gr1" draw:text-style-name="P1" svg:x1="11.298cm" svg:y1="18.284cm" svg:x2="12.404cm" svg:y2="16.696cm"><text:p/></draw:line><draw:line text:anchor-type="paragraph" draw:z-index="32" draw:name="Form4" draw:style-name="gr1" draw:text-style-name="P1" svg:x1="13.582cm" svg:y1="18.284cm" svg:x2="12.404cm" svg:y2="16.599cm"><text:p/></draw:line><draw:frame text:anchor-type="paragraph" draw:z-index="33" draw:name="Form16" draw:style-name="gr2" draw:text-style-name="P2" svg:width="2.163cm" svg:height="1.22cm" svg:x="13.344cm" svg:y="15.757cm"><draw:text-box><text:p><text:span text:style-name="T1">Operator</text:span></text:p></draw:text-box></draw:frame><draw:line text:anchor-type="paragraph" draw:z-index="34" draw:name="Form25" draw:style-name="gr1" draw:text-style-name="P1" svg:x1="10.673cm" svg:y1="10.343cm" svg:x2="10.913cm" svg:y2="13.518cm"><text:p/></draw:line><draw:line text:anchor-type="paragraph" draw:z-index="35" draw:name="Form26" draw:style-name="gr1" draw:text-style-name="P1" svg:x1="10.674cm" svg:y1="10.343cm" svg:x2="11.203cm" svg:y2="10.729cm"><text:p/></draw:line><draw:line text:anchor-type="paragraph" draw:z-index="36" draw:name="Form27" draw:style-name="gr1" draw:text-style-name="P1" svg:x1="10.673cm" svg:y1="10.344cm" svg:x2="10.049cm" svg:y2="10.778cm"><text:p/></draw:lin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10:30:24.871000000</meta:creation-date>
    <dc:date>2020-05-14T10:50:58.836000000</dc:date>
    <meta:editing-duration>PT9M31S</meta:editing-duration>
    <meta:editing-cycles>2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